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39880e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1"/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8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0">6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19">1<text:span text:style-name="T15">3</text:span>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40">20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29"><text:span text:style-name="T2">b</text:span>abilrondo</text:p>
          </table:table-cell>
        </table:table-row>
      </table:table>
      <text:p text:style-name="P15"/>
      <text:p text:style-name="P1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6">1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2" office:value-type="string">
            <text:p text:style-name="P36">8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1<text:span text:style-name="T10">5</text:span>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2<text:span text:style-name="T10">2</text:span>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6" office:value-type="string">
            <text:p text:style-name="P36">29</text:p>
          </table:table-cell>
          <table:table-cell table:style-name="Tableau7.A6" office:value-type="string">
            <text:p text:style-name="P29"><text:span text:style-name="T2">b</text:span>abilrondo - <text:span text:style-name="T15">D</text:span>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1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4</text:p>
          </table:table-cell>
          <table:table-cell table:style-name="Tableau6.A2" office:value-type="string">
            <text:p text:style-name="P28"><text:span text:style-name="T2">b</text:span>abilrondo</text:p>
          </table:table-cell>
        </table:table-row>
        <table:table-row>
          <table:table-cell table:style-name="Tableau6.A2" office:value-type="string">
            <text:p text:style-name="P33">1<text:span text:style-name="T14">1</text:span></text:p>
          </table:table-cell>
          <table:table-cell table:style-name="Tableau6.A2" office:value-type="string">
            <text:p text:style-name="P28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3">18</text:p>
          </table:table-cell>
          <table:table-cell table:style-name="Tableau6.A2" office:value-type="string">
            <text:p text:style-name="P28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4">2<text:span text:style-name="T14">5</text:span></text:p>
          </table:table-cell>
          <table:table-cell table:style-name="Tableau6.A5" office:value-type="string">
            <text:p text:style-name="P28"><text:span text:style-name="T2">b</text:span>abilrondo - <text:span text:style-name="T16">D</text:span></text:p>
          </table:table-cell>
        </table:table-row>
      </table:table>
      <text:p text:style-name="P14"/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7">Février - Februaro</text:p>
          </table:table-cell>
          <table:covered-table-cell/>
        </table:table-row>
        <table:table-row>
          <table:table-cell table:style-name="Tableau5.A2" office:value-type="string">
            <text:p text:style-name="P37">5</text:p>
          </table:table-cell>
          <table:table-cell table:style-name="Tableau5.A2" office:value-type="string">
            <text:p text:style-name="P2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8">1<text:span text:style-name="T11">2</text:span></text:p>
          </table:table-cell>
          <table:table-cell table:style-name="Tableau5.A2" office:value-type="string">
            <text:p text:style-name="P26"><text:span text:style-name="T2">b</text:span>abilrondo</text:p>
          </table:table-cell>
        </table:table-row>
        <table:table-row>
          <table:table-cell table:style-name="Tableau5.A2" office:value-type="string">
            <text:p text:style-name="P26">1<text:span text:style-name="T11">9</text:span></text:p>
          </table:table-cell>
          <table:table-cell table:style-name="Tableau5.A2" office:value-type="string">
            <text:p text:style-name="P2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7">-</text:p>
          </table:table-cell>
        </table:table-row>
      </table:table>
      <text:p text:style-name="P13"/>
      <text:p text:style-name="P1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1</text:p>
          </table:table-cell>
          <table:table-cell table:style-name="Tableau4.A2" office:value-type="string">
            <text:p text:style-name="P25">-</text:p>
          </table:table-cell>
        </table:table-row>
        <table:table-row>
          <table:table-cell table:style-name="Tableau4.A2" office:value-type="string">
            <text:p text:style-name="P35">8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1<text:span text:style-name="T10">5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2<text:span text:style-name="T10">2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6" office:value-type="string">
            <text:p text:style-name="P35">29</text:p>
          </table:table-cell>
          <table:table-cell table:style-name="Tableau4.A6" office:value-type="string">
            <text:p text:style-name="P25"><text:span text:style-name="T2">b</text:span>abilrondo - <text:span text:style-name="T9">Ĵ</text:span></text:p>
          </table:table-cell>
        </table:table-row>
      </table:table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2">4</text:p>
          </table:table-cell>
          <table:table-cell table:style-name="Tableau3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7">1<text:span text:style-name="T1">1</text:span></text:p>
          </table:table-cell>
          <table:table-cell table:style-name="Tableau3.A2" office:value-type="string">
            <text:p text:style-name="P24"><text:span text:style-name="T2">b</text:span>abilrondo</text:p>
          </table:table-cell>
        </table:table-row>
        <table:table-row>
          <table:table-cell table:style-name="Tableau3.A2" office:value-type="string">
            <text:p text:style-name="P22">18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2">-</text:p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4">6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7">1<text:span text:style-name="T7">3</text:span>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34">20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3"><text:span text:style-name="T2">b</text:span>abilrondo - <text:span text:style-name="T8">A</text:span>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2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0">9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16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23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6" office:value-type="string">
            <text:p text:style-name="P30">30</text:p>
          </table:table-cell>
          <table:table-cell table:style-name="Tableau1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0"/>
      <text:p text:style-name="P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4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2" office:value-type="string">
            <text:p text:style-name="P16">1<text:span text:style-name="T1">1</text:span></text:p>
          </table:table-cell>
          <table:table-cell table:style-name="Tableau8.A2" office:value-type="string">
            <text:p text:style-name="P2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0">18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0"><text:span text:style-name="T2">b</text:span>abilrondo – <text:span text:style-name="T4">Ĵ</text:span></text:p>
          </table:table-cell>
        </table:table-row>
      </table:table>
      <text:p text:style-name="P9"/>
      <text:p text:style-name="P1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18T11:59:30.982833740</dc:date>
    <dc:creator>Bob Correcteur</dc:creator>
    <meta:editing-duration>PT2H49M40S</meta:editing-duration>
    <meta:editing-cycles>112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624" meta:non-whitespace-character-count="567"/>
  </office:meta>
</office:document-meta>
</file>